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2.0083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emu/cm^3 = Oe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5" table:formula="of:=2*[.$C$17]/[.$B$17]" office:value-type="float" office:value="6.75" calcext:value-type="float" table:number-columns-spanned="1" table:number-rows-spanned="4">
            <text:p>6.75</text:p>
          </table:table-cell>
          <table:table-cell table:style-name="ce6" table:formula="of:=2*[.D17]/[.B17]" office:value-type="float" office:value="0.288636363636364" calcext:value-type="float" table:number-columns-spanned="1" table:number-rows-spanned="4">
            <text:p>0.28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7" table:formula="of:=[.$K$17]" office:value-type="float" office:value="0.288636363636364" calcext:value-type="float">
            <text:p>0.289</text:p>
          </table:table-cell>
          <table:table-cell table:style-name="ce4" office:value-type="string" calcext:value-type="string">
            <text:p>LINEAR</text:p>
          </table:table-cell>
          <table:table-cell office:value-type="float" office:value="12.644" calcext:value-type="float">
            <text:p>12.644</text:p>
          </table:table-cell>
          <table:table-cell office:value-type="float" office:value="0.374" calcext:value-type="float">
            <text:p>0.374</text:p>
          </table:table-cell>
          <table:table-cell table:formula="of:=[.O17]+[.L17]" office:value-type="float" office:value="-13.7812184219082" calcext:value-type="float">
            <text:p>-13.7812184219</text:p>
          </table:table-cell>
          <table:table-cell table:formula="of:=[.O17]-[.L17]" office:value-type="float" office:value="39.0692184219082" calcext:value-type="float">
            <text:p>39.0692184219</text:p>
          </table:table-cell>
          <table:table-cell table:style-name="ce7" table:formula="of:=[.$K$17]+[.P17]" office:value-type="float" office:value="0.662636363636364" calcext:value-type="float">
            <text:p>0.6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7" table:formula="of:=[.$K$17]" office:value-type="float" office:value="0.288636363636364" calcext:value-type="float">
            <text:p>0.289</text:p>
          </table:table-cell>
          <table:table-cell table:style-name="ce4" office:value-type="string" calcext:value-type="string">
            <text:p>LINEAR</text:p>
          </table:table-cell>
          <table:table-cell office:value-type="float" office:value="7.275" calcext:value-type="float">
            <text:p>7.275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2.56260921095411" calcext:value-type="float">
            <text:p>-2.562609211</text:p>
          </table:table-cell>
          <table:table-cell table:formula="of:=[.O18]-[.L18]" office:value-type="float" office:value="17.1126092109541" calcext:value-type="float">
            <text:p>17.112609211</text:p>
          </table:table-cell>
          <table:table-cell table:style-name="ce7" table:formula="of:=[.$K$17]+[.P18]" office:value-type="float" office:value="0.459636363636364" calcext:value-type="float">
            <text:p>0.4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7" table:formula="of:=[.$K$17]" office:value-type="float" office:value="0.288636363636364" calcext:value-type="float">
            <text:p>0.289</text:p>
          </table:table-cell>
          <table:table-cell table:style-name="ce4" office:value-type="string" calcext:value-type="string">
            <text:p>LINEAR</text:p>
          </table:table-cell>
          <table:table-cell office:value-type="float" office:value="6.43" calcext:value-type="float">
            <text:p>6.43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2.9722404855667" calcext:value-type="float">
            <text:p>2.9722404856</text:p>
          </table:table-cell>
          <table:table-cell table:formula="of:=[.O19]-[.L19]" office:value-type="float" office:value="9.8877595144333" calcext:value-type="float">
            <text:p>9.8877595144</text:p>
          </table:table-cell>
          <table:table-cell table:style-name="ce7" table:formula="of:=[.$K$17]+[.P19]" office:value-type="float" office:value="0.942636363636364" calcext:value-type="float">
            <text:p>0.9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7" table:formula="of:=[.$K$17]" office:value-type="float" office:value="0.288636363636364" calcext:value-type="float">
            <text:p>0.289</text:p>
          </table:table-cell>
          <table:table-cell table:style-name="ce4" office:value-type="string" calcext:value-type="string">
            <text:p>HISTERESE</text:p>
          </table:table-cell>
          <table:table-cell office:value-type="float" office:value="9.206" calcext:value-type="float">
            <text:p>9.206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09104368438164" calcext:value-type="float">
            <text:p>9.0910436844</text:p>
          </table:table-cell>
          <table:table-cell table:formula="of:=[.O20]+[.L20]" office:value-type="float" office:value="9.32095631561836" calcext:value-type="float">
            <text:p>9.3209563156</text:p>
          </table:table-cell>
          <table:table-cell table:style-name="ce7" table:formula="of:=[.$K$17]+[.P20]" office:value-type="float" office:value="0.983636363636364" calcext:value-type="float">
            <text:p>0.98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5"/>
          <table:table-cell table:style-name="ce1" office:value-type="string" calcext:value-type="string">
            <text:p>Teórico-experimental</text:p>
          </table:table-cell>
          <table:table-cell table:number-columns-repeated="5"/>
          <table:table-cell table:style-name="ce1" office:value-type="string" calcext:value-type="string">
            <text:p>Experimenta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4" office:value-type="string" calcext:value-type="string">
            <text:p>Declive SV3-4/ Declive SV3-2</text:p>
          </table:table-cell>
          <table:table-cell table:style-name="ce4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4" office:value-type="string" calcext:value-type="string">
            <text:p>Declive SV3-4/ Declive SV3-2</text:p>
          </table:table-cell>
          <table:table-cell table:style-name="ce4" office:value-type="string" calcext:value-type="string">
            <text:p>erro 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/2)" office:value-type="float" office:value="0.0335568010221304" calcext:value-type="float">
            <text:p>0.033556801</text:p>
          </table:table-cell>
          <table:table-cell table:formula="of:=[.G25]^2*[.$K$17]" office:value-type="float" office:value="0.00032502154464667" calcext:value-type="float">
            <text:p>0.0003250215</text:p>
          </table:table-cell>
          <table:table-cell table:style-name="ce4" table:formula="of:=[.G26]/[.G25]" office:value-type="float" office:value="2.25543781293417" calcext:value-type="float">
            <text:p>2.2554378129</text:p>
          </table:table-cell>
          <table:table-cell table:style-name="ce4" table:formula="of:=[.H26]/[.G25]+[.G26]/[.G25]^2*[.H25]" office:value-type="float" office:value="0.0711167429057552" calcext:value-type="float">
            <text:p>0.0711167429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4" table:formula="of:=[.M26]/[.M25]" office:value-type="float" office:value="1.97619047619048" calcext:value-type="float">
            <text:p>1.9761904762</text:p>
          </table:table-cell>
          <table:table-cell table:style-name="ce4" table:formula="of:=[.N26]/[.M25]+[.M26]/[.M25]^2*[.N25]" office:value-type="float" office:value="0.189342403628118" calcext:value-type="float">
            <text:p>0.189342403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/2)" office:value-type="float" office:value="0.075685277906421" calcext:value-type="float">
            <text:p>0.0756852779</text:p>
          </table:table-cell>
          <table:table-cell table:formula="of:=[.G26]^2*[.$K$17]" office:value-type="float" office:value="0.00165338450921606" calcext:value-type="float">
            <text:p>0.0016533845</text:p>
          </table:table-cell>
          <table:table-cell table:style-name="ce4" office:value-type="string" calcext:value-type="string">
            <text:p>Declive SV4-B/ Declive SV3-4</text:p>
          </table:table-cell>
          <table:table-cell table:style-name="ce4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>
            <text:p>Declive SV4-B/ Declive SV3-4</text:p>
          </table:table-cell>
          <table:table-cell table:style-name="ce4" office:value-type="string" calcext:value-type="string">
            <text:p>erro 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/2)" office:value-type="float" office:value="0.146353753251177" calcext:value-type="float">
            <text:p>0.1463537533</text:p>
          </table:table-cell>
          <table:table-cell table:formula="of:=[.G27]^2*[.$K$17]" office:value-type="float" office:value="0.0061824238148175" calcext:value-type="float">
            <text:p>0.0061824238</text:p>
          </table:table-cell>
          <table:table-cell table:style-name="ce4" table:formula="of:=[.G27]/[.G26]" office:value-type="float" office:value="1.9337149482642" calcext:value-type="float">
            <text:p>1.9337149483</text:p>
          </table:table-cell>
          <table:table-cell table:style-name="ce4" table:formula="of:=[.H27]/[.G26]+[.G27]/[.G26]^2*[.H26]" office:value-type="float" office:value="0.123928964984633" calcext:value-type="float">
            <text:p>0.123928965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4" table:formula="of:=[.M27]/[.M26]" office:value-type="float" office:value="1.72289156626506" calcext:value-type="float">
            <text:p>1.7228915663</text:p>
          </table:table-cell>
          <table:table-cell table:style-name="ce4" table:formula="of:=[.N27]/[.M26]+[.M27]/[.M26]^2*[.N26]" office:value-type="float" office:value="0.227609232109159" calcext:value-type="float">
            <text:p>0.227609232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2" office:value-type="string" calcext:value-type="string">
            <text:p>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4:30:45.066070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48:40.310255797</meta:creation-date>
    <dc:date>2016-05-05T22:20:17.771780383</dc:date>
    <meta:editing-duration>PT15H20M6S</meta:editing-duration>
    <meta:editing-cycles>29</meta:editing-cycles>
    <meta:generator>LibreOffice/4.2.8.2$Linux_X86_64 LibreOffice_project/420m0$Build-2</meta:generator>
    <meta:document-statistic meta:table-count="1" meta:cell-count="121" meta:object-count="0"/>
  </office:meta>
</office:document-meta>
</file>